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1" svg:font-family="'Segoe UI'" style:font-adornments="Norma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4.099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02cm solid #000000" style:shrink-to-fit="true" style:vertical-align="middle"/>
      <style:paragraph-properties fo:text-align="center"/>
      <style:text-properties fo:font-size="11.5pt" fo:font-weight="bold" style:font-size-asian="11.5pt" style:font-weight-asian="bold" style:font-size-complex="11.5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b2b2b2" style:text-align-source="fix" style:repeat-content="false" fo:border="0.002cm solid #000000" style:shrink-to-fit="true" style:vertical-align="middle"/>
      <style:paragraph-properties fo:text-align="start"/>
      <style:text-properties fo:font-size="11.5pt" fo:font-weight="bold" style:font-size-asian="11.5pt" style:font-weight-asian="bold" style:font-size-complex="11.5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02cm solid #000000" style:shrink-to-fit="tru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002cm solid #000000" style:shrink-to-fit="true" style:vertical-align="middle"/>
      <style:paragraph-properties fo:text-align="center" fo:margin-left="0cm"/>
      <style:text-properties fo:font-size="11.5pt" fo:font-weight="bold" style:font-size-asian="11.5pt" style:font-weight-asian="bold" style:font-size-complex="11.5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 style:text-align-source="fix" style:repeat-content="false" fo:border="0.002cm solid #000000" style:shrink-to-fit="true" style:vertical-align="middle"/>
      <style:paragraph-properties fo:text-align="center"/>
      <style:text-properties fo:font-size="11.5pt" fo:font-weight="bold" style:font-size-asian="11.5pt" style:font-weight-asian="bold" style:font-size-complex="11.5pt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08080" style:text-align-source="fix" style:repeat-content="false" fo:border="0.002cm solid #000000" style:shrink-to-fit="true" style:vertical-align="middle"/>
      <style:paragraph-properties fo:text-align="center" fo:margin-left="0cm"/>
      <style:text-properties fo:font-size="11.5pt" fo:font-weight="bold" style:font-size-asian="11.5pt" style:font-weight-asian="bold" style:font-size-complex="11.5pt" style:font-weight-complex="bold"/>
    </style:style>
    <style:style style:name="ce11" style:family="table-cell" style:parent-style-name="Default">
      <style:table-cell-properties fo:background-color="#808080" style:text-align-source="fix" style:repeat-content="false" fo:border="0.002cm solid #000000" style:shrink-to-fit="true" style:vertical-align="middle"/>
      <style:paragraph-properties fo:text-align="center"/>
      <style:text-properties fo:font-size="11.5pt" fo:font-weight="bold" style:font-size-asian="11.5pt" style:font-weight-asian="bold" style:font-size-complex="11.5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0.002cm solid #000000" style:shrink-to-fit="true" style:vertical-align="middle"/>
      <style:paragraph-properties fo:text-align="center" fo:margin-left="0cm"/>
      <style:text-properties fo:font-size="11.5pt" fo:font-weight="bold" style:font-size-asian="11.5pt" style:font-weight-asian="bold" style:font-size-complex="11.5pt" style:font-weight-complex="bold"/>
    </style:style>
    <style:style style:name="ce14" style:family="table-cell" style:parent-style-name="Default" style:data-style-name="N106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9999" style:text-align-source="fix" style:repeat-content="false" fo:border="0.002cm solid #000000" style:shrink-to-fit="true" style:vertical-align="middle"/>
      <style:paragraph-properties fo:text-align="center" fo:margin-left="0cm"/>
      <style:text-properties fo:font-size="11.5pt" fo:font-weight="bold" style:font-size-asian="11.5pt" style:font-weight-asian="bold" style:font-size-complex="11.5pt" style:font-weight-complex="bold"/>
    </style:style>
    <style:style style:name="ce17" style:family="table-cell" style:parent-style-name="Default">
      <style:table-cell-properties fo:background-color="#9999ff" style:text-align-source="fix" style:repeat-content="false" fo:border="0.002cm solid #000000" style:shrink-to-fit="true" style:vertical-align="middle"/>
      <style:paragraph-properties fo:text-align="center" fo:margin-left="0cm"/>
      <style:text-properties fo:font-size="11.5pt" fo:font-weight="bold" style:font-size-asian="11.5pt" style:font-weight-asian="bold" style:font-size-complex="11.5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/>
      <style:text-properties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21" style:family="table-cell" style:parent-style-name="Default">
      <style:table-cell-properties fo:border-bottom="0.002cm solid #000000" fo:background-color="#999999" style:text-align-source="fix" style:repeat-content="false" fo:border-left="0.088cm solid #000000" fo:border-right="0.088cm solid #000000" style:shrink-to-fit="true" fo:border-top="0.088cm solid #000000" style:vertical-align="middle"/>
      <style:paragraph-properties fo:text-align="center"/>
      <style:text-properties fo:font-size="11.5pt" fo:font-weight="bold" style:font-size-asian="11.5pt" style:font-weight-asian="bold" style:font-size-complex="11.5pt" style:font-weight-complex="bold"/>
    </style:style>
    <style:style style:name="ce22" style:family="table-cell" style:parent-style-name="Default">
      <style:table-cell-properties fo:border-bottom="0.088cm solid #000000" style:text-align-source="fix" style:repeat-content="false" fo:border-left="0.088cm solid #000000" fo:border-right="0.002cm solid #000000" style:shrink-to-fit="true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 fo:margin-left="0c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88cm solid #000000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/>
    </style:style>
    <style:style style:name="ce27" style:family="table-cell" style:parent-style-name="Default">
      <style:table-cell-properties fo:border-bottom="0.088cm solid #000000" style:text-align-source="fix" style:repeat-content="false" fo:border-left="0.002cm solid #000000" fo:border-right="0.088cm solid #000000" style:shrink-to-fit="true" fo:border-top="0.002cm solid #000000" style:vertical-align="middl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font-name="Segoe UI1"/>
    </style:style>
    <style:style style:name="T3" style:family="text">
      <style:text-properties style:text-position="super 58%" style:font-name="Segoe UI1"/>
    </style:style>
    <style:style style:name="T4" style:family="text">
      <style:text-properties style:text-position="0% 100%" style:font-name="Segoe UI1"/>
    </style:style>
    <style:style style:name="T5" style:family="text">
      <style:text-properties style:text-position="0% 100%"/>
    </style:style>
  </office:automatic-styles>
  <office:body>
    <office:spreadsheet>
      <table:calculation-settings table:automatic-find-labels="false"/>
      <table:table table:name="Foglio3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1" office:value-type="string">
            <text:p>Y<text:span text:style-name="T1">i</text:span></text:p>
          </table:table-cell>
          <table:table-cell table:style-name="ce1" office:value-type="string">
            <text:p>X<text:span text:style-name="T1">bar</text:span></text:p>
          </table:table-cell>
          <table:table-cell table:style-name="ce1" office:value-type="string">
            <text:p>Y<text:span text:style-name="T1">bar</text:span></text:p>
          </table:table-cell>
          <table:table-cell table:style-name="ce1" office:value-type="string">
            <text:p>U<text:span text:style-name="T1">i</text:span></text:p>
          </table:table-cell>
          <table:table-cell table:style-name="ce1" office:value-type="string">
            <text:p>V<text:span text:style-name="T1">i</text:span></text:p>
          </table:table-cell>
          <table:table-cell table:number-columns-repeated="4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20">
            <text:p>620</text:p>
          </table:table-cell>
          <table:table-cell table:formula="of:=AVERAGE([.A2:.A11])" office:value-type="float" office:value="658.7">
            <text:p>658,7</text:p>
          </table:table-cell>
          <table:table-cell table:formula="of:=AVERAGE([.B2:.B11])" office:value-type="float" office:value="437.3">
            <text:p>437,3</text:p>
          </table:table-cell>
          <table:table-cell table:formula="of:= [.A2]-[.C2]" office:value-type="float" office:value="-428.7">
            <text:p>-428,7</text:p>
          </table:table-cell>
          <table:table-cell table:formula="of:=[.B2]-[.D2]" office:value-type="float" office:value="182.7">
            <text:p>182,7</text:p>
          </table:table-cell>
          <table:table-cell table:number-columns-repeated="4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561">
            <text:p>561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3]-[.C3]" office:value-type="float" office:value="-423.7">
            <text:p>-423,7</text:p>
          </table:table-cell>
          <table:table-cell table:formula="of:=[.B3]-[.D3]" office:value-type="float" office:value="123.7">
            <text:p>123,7</text:p>
          </table:table-cell>
          <table:table-cell table:number-columns-repeated="4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437">
            <text:p>437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4]-[.C4]" office:value-type="float" office:value="-384.7">
            <text:p>-384,7</text:p>
          </table:table-cell>
          <table:table-cell table:formula="of:=[.B4]-[.D4]" office:value-type="float" office:value="-0.300000000000011">
            <text:p>-0,3</text:p>
          </table:table-cell>
          <table:table-cell table:number-columns-repeated="4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31">
            <text:p>331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5]-[.C5]" office:value-type="float" office:value="-307.7">
            <text:p>-307,7</text:p>
          </table:table-cell>
          <table:table-cell table:formula="of:=[.B5]-[.D5]" office:value-type="float" office:value="-106.3">
            <text:p>-106,3</text:p>
          </table:table-cell>
          <table:table-cell table:number-columns-repeated="4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236">
            <text:p>236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6]-[.C6]" office:value-type="float" office:value="-169.7">
            <text:p>-169,7</text:p>
          </table:table-cell>
          <table:table-cell table:formula="of:=[.B6]-[.D6]" office:value-type="float" office:value="-201.3">
            <text:p>-201,3</text:p>
          </table:table-cell>
          <table:table-cell table:number-columns-repeated="4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237">
            <text:p>237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7]-[.C7]" office:value-type="float" office:value="169.3">
            <text:p>169,3</text:p>
          </table:table-cell>
          <table:table-cell table:formula="of:=[.B7]-[.D7]" office:value-type="float" office:value="-200.3">
            <text:p>-200,3</text:p>
          </table:table-cell>
          <table:table-cell table:number-columns-repeated="4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331">
            <text:p>331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8]-[.C8]" office:value-type="float" office:value="309.3">
            <text:p>309,3</text:p>
          </table:table-cell>
          <table:table-cell table:formula="of:=[.B8]-[.D8]" office:value-type="float" office:value="-106.3">
            <text:p>-106,3</text:p>
          </table:table-cell>
          <table:table-cell table:number-columns-repeated="4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437">
            <text:p>437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9]-[.C9]" office:value-type="float" office:value="384.3">
            <text:p>384,3</text:p>
          </table:table-cell>
          <table:table-cell table:formula="of:=[.B9]-[.D9]" office:value-type="float" office:value="-0.300000000000011">
            <text:p>-0,3</text:p>
          </table:table-cell>
          <table:table-cell table:number-columns-repeated="4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561">
            <text:p>561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10]-[.C10]" office:value-type="float" office:value="424.3">
            <text:p>424,3</text:p>
          </table:table-cell>
          <table:table-cell table:formula="of:=[.B10]-[.D10]" office:value-type="float" office:value="123.7">
            <text:p>123,7</text:p>
          </table:table-cell>
          <table:table-cell table:number-columns-repeated="4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622">
            <text:p>622</text:p>
          </table:table-cell>
          <table:table-cell office:value-type="float" office:value="658.7">
            <text:p>658,7</text:p>
          </table:table-cell>
          <table:table-cell office:value-type="float" office:value="437.3">
            <text:p>437,3</text:p>
          </table:table-cell>
          <table:table-cell table:formula="of:= [.A11]-[.C11]" office:value-type="float" office:value="427.3">
            <text:p>427,3</text:p>
          </table:table-cell>
          <table:table-cell table:formula="of:=[.B11]-[.D11]" office:value-type="float" office:value="184.7">
            <text:p>184,7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428.7">
            <text:p>-428,7</text:p>
          </table:table-cell>
          <table:table-cell office:value-type="float" office:value="-423.7">
            <text:p>-423,7</text:p>
          </table:table-cell>
          <table:table-cell office:value-type="float" office:value="-384.7">
            <text:p>-384,7</text:p>
          </table:table-cell>
          <table:table-cell office:value-type="float" office:value="-307.7">
            <text:p>-307,7</text:p>
          </table:table-cell>
          <table:table-cell office:value-type="float" office:value="-169.7">
            <text:p>-169,7</text:p>
          </table:table-cell>
          <table:table-cell office:value-type="float" office:value="169.3">
            <text:p>169,3</text:p>
          </table:table-cell>
          <table:table-cell table:style-name="ce2" office:value-type="float" office:value="309.3">
            <text:p>309,3</text:p>
          </table:table-cell>
          <table:table-cell table:style-name="ce2" office:value-type="float" office:value="384.3">
            <text:p>384,3</text:p>
          </table:table-cell>
          <table:table-cell table:style-name="ce2" office:value-type="float" office:value="424.3">
            <text:p>424,3</text:p>
          </table:table-cell>
          <table:table-cell table:style-name="ce2" office:value-type="float" office:value="427.3">
            <text:p>427,3</text:p>
          </table:table-cell>
        </table:table-row>
        <table:table-row table:style-name="ro2">
          <table:table-cell office:value-type="float" office:value="182.7">
            <text:p>182,7</text:p>
          </table:table-cell>
          <table:table-cell office:value-type="float" office:value="123.7">
            <text:p>123,7</text:p>
          </table:table-cell>
          <table:table-cell office:value-type="float" office:value="-0.300000000000011">
            <text:p>-0,3</text:p>
          </table:table-cell>
          <table:table-cell office:value-type="float" office:value="-106.3">
            <text:p>-106,3</text:p>
          </table:table-cell>
          <table:table-cell office:value-type="float" office:value="-201.3">
            <text:p>-201,3</text:p>
          </table:table-cell>
          <table:table-cell office:value-type="float" office:value="-200.3">
            <text:p>-200,3</text:p>
          </table:table-cell>
          <table:table-cell table:style-name="ce2" office:value-type="float" office:value="-106.3">
            <text:p>-106,3</text:p>
          </table:table-cell>
          <table:table-cell table:style-name="ce2" office:value-type="float" office:value="-0.300000000000011">
            <text:p>-0,3</text:p>
          </table:table-cell>
          <table:table-cell table:style-name="ce2" office:value-type="float" office:value="123.7">
            <text:p>123,7</text:p>
          </table:table-cell>
          <table:table-cell table:style-name="ce2" office:value-type="float" office:value="184.7">
            <text:p>184,7</text:p>
          </table:table-cell>
        </table:table-row>
      </table:table>
      <table:table table:name="Foglio4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1" office:value-type="string">
            <text:p>Y<text:span text:style-name="T1">i</text:span></text:p>
          </table:table-cell>
          <table:table-cell table:style-name="ce1" office:value-type="string">
            <text:p>X<text:span text:style-name="T1">bar</text:span></text:p>
          </table:table-cell>
          <table:table-cell table:style-name="ce1" office:value-type="string">
            <text:p>Y<text:span text:style-name="T1">bar</text:span></text:p>
          </table:table-cell>
          <table:table-cell table:style-name="ce1" office:value-type="string">
            <text:p>U<text:span text:style-name="T1">i</text:span></text:p>
          </table:table-cell>
          <table:table-cell table:style-name="ce1" office:value-type="string">
            <text:p>V<text:span text:style-name="T1">i</text:span></text:p>
          </table:table-cell>
          <table:table-cell table:number-columns-repeated="4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702">
            <text:p>702</text:p>
          </table:table-cell>
          <table:table-cell table:formula="of:=AVERAGE([.A2:.A11])" office:value-type="float" office:value="657.9">
            <text:p>657,9</text:p>
          </table:table-cell>
          <table:table-cell table:formula="of:=AVERAGE([.B2:.B11])" office:value-type="float" office:value="492">
            <text:p>492</text:p>
          </table:table-cell>
          <table:table-cell table:formula="of:= [.A2]-[.C2]" office:value-type="float" office:value="-417.9">
            <text:p>-417,9</text:p>
          </table:table-cell>
          <table:table-cell table:formula="of:=[.B2]-[.D2]" office:value-type="float" office:value="210">
            <text:p>210</text:p>
          </table:table-cell>
          <table:table-cell table:number-columns-repeated="4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22">
            <text:p>622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3]-[.C3]" office:value-type="float" office:value="-427.9">
            <text:p>-427,9</text:p>
          </table:table-cell>
          <table:table-cell table:formula="of:=[.B3]-[.D3]" office:value-type="float" office:value="130">
            <text:p>130</text:p>
          </table:table-cell>
          <table:table-cell table:number-columns-repeated="4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515">
            <text:p>515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4]-[.C4]" office:value-type="float" office:value="-414.9">
            <text:p>-414,9</text:p>
          </table:table-cell>
          <table:table-cell table:formula="of:=[.B4]-[.D4]" office:value-type="float" office:value="23">
            <text:p>23</text:p>
          </table:table-cell>
          <table:table-cell table:number-columns-repeated="4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370">
            <text:p>370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5]-[.C5]" office:value-type="float" office:value="-341.9">
            <text:p>-341,9</text:p>
          </table:table-cell>
          <table:table-cell table:formula="of:=[.B5]-[.D5]" office:value-type="float" office:value="-122">
            <text:p>-122</text:p>
          </table:table-cell>
          <table:table-cell table:number-columns-repeated="4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254">
            <text:p>254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6]-[.C6]" office:value-type="float" office:value="-204.9">
            <text:p>-204,9</text:p>
          </table:table-cell>
          <table:table-cell table:formula="of:=[.B6]-[.D6]" office:value-type="float" office:value="-238">
            <text:p>-238</text:p>
          </table:table-cell>
          <table:table-cell table:number-columns-repeated="4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253">
            <text:p>253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7]-[.C7]" office:value-type="float" office:value="205.1">
            <text:p>205,1</text:p>
          </table:table-cell>
          <table:table-cell table:formula="of:=[.B7]-[.D7]" office:value-type="float" office:value="-239">
            <text:p>-239</text:p>
          </table:table-cell>
          <table:table-cell table:number-columns-repeated="4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368">
            <text:p>368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8]-[.C8]" office:value-type="float" office:value="343.1">
            <text:p>343,1</text:p>
          </table:table-cell>
          <table:table-cell table:formula="of:=[.B8]-[.D8]" office:value-type="float" office:value="-124">
            <text:p>-124</text:p>
          </table:table-cell>
          <table:table-cell table:number-columns-repeated="4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512">
            <text:p>512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9]-[.C9]" office:value-type="float" office:value="415.1">
            <text:p>415,1</text:p>
          </table:table-cell>
          <table:table-cell table:formula="of:=[.B9]-[.D9]"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621">
            <text:p>621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10]-[.C10]" office:value-type="float" office:value="427.1">
            <text:p>427,1</text:p>
          </table:table-cell>
          <table:table-cell table:formula="of:=[.B10]-[.D10]" office:value-type="float" office:value="129">
            <text:p>129</text:p>
          </table:table-cell>
          <table:table-cell table:number-columns-repeated="4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703">
            <text:p>703</text:p>
          </table:table-cell>
          <table:table-cell office:value-type="float" office:value="657.9">
            <text:p>657,9</text:p>
          </table:table-cell>
          <table:table-cell office:value-type="float" office:value="492">
            <text:p>492</text:p>
          </table:table-cell>
          <table:table-cell table:formula="of:= [.A11]-[.C11]" office:value-type="float" office:value="417.1">
            <text:p>417,1</text:p>
          </table:table-cell>
          <table:table-cell table:formula="of:=[.B11]-[.D11]" office:value-type="float" office:value="211">
            <text:p>21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417.9">
            <text:p>-417,9</text:p>
          </table:table-cell>
          <table:table-cell office:value-type="float" office:value="-427.9">
            <text:p>-427,9</text:p>
          </table:table-cell>
          <table:table-cell office:value-type="float" office:value="-414.9">
            <text:p>-414,9</text:p>
          </table:table-cell>
          <table:table-cell office:value-type="float" office:value="-341.9">
            <text:p>-341,9</text:p>
          </table:table-cell>
          <table:table-cell office:value-type="float" office:value="-204.9">
            <text:p>-204,9</text:p>
          </table:table-cell>
          <table:table-cell office:value-type="float" office:value="205.1">
            <text:p>205,1</text:p>
          </table:table-cell>
          <table:table-cell table:style-name="ce2" office:value-type="float" office:value="343.1">
            <text:p>343,1</text:p>
          </table:table-cell>
          <table:table-cell table:style-name="ce2" office:value-type="float" office:value="415.1">
            <text:p>415,1</text:p>
          </table:table-cell>
          <table:table-cell table:style-name="ce2" office:value-type="float" office:value="427.1">
            <text:p>427,1</text:p>
          </table:table-cell>
          <table:table-cell table:style-name="ce2" office:value-type="float" office:value="417.1">
            <text:p>417,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30">
            <text:p>130</text:p>
          </table:table-cell>
          <table:table-cell office:value-type="float" office:value="23">
            <text:p>23</text:p>
          </table:table-cell>
          <table:table-cell office:value-type="float" office:value="-122">
            <text:p>-122</text:p>
          </table:table-cell>
          <table:table-cell office:value-type="float" office:value="-238">
            <text:p>-238</text:p>
          </table:table-cell>
          <table:table-cell office:value-type="float" office:value="-239">
            <text:p>-239</text:p>
          </table:table-cell>
          <table:table-cell table:style-name="ce2" office:value-type="float" office:value="-124">
            <text:p>-1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211">
            <text:p>211</text:p>
          </table:table-cell>
        </table:table-row>
      </table:table>
      <table:table table:name="Foglio5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1" office:value-type="string">
            <text:p>Y<text:span text:style-name="T1">i</text:span></text:p>
          </table:table-cell>
          <table:table-cell table:style-name="ce1" office:value-type="string">
            <text:p>X<text:span text:style-name="T1">bar</text:span></text:p>
          </table:table-cell>
          <table:table-cell table:style-name="ce1" office:value-type="string">
            <text:p>Y<text:span text:style-name="T1">bar</text:span></text:p>
          </table:table-cell>
          <table:table-cell table:style-name="ce1" office:value-type="string">
            <text:p>U<text:span text:style-name="T1">i</text:span></text:p>
          </table:table-cell>
          <table:table-cell table:style-name="ce1" office:value-type="string">
            <text:p>V<text:span text:style-name="T1">i</text:span></text:p>
          </table:table-cell>
          <table:table-cell table:number-columns-repeated="4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table:formula="of:=AVERAGE([.A2:.A11])" office:value-type="float" office:value="658.5">
            <text:p>658,5</text:p>
          </table:table-cell>
          <table:table-cell table:formula="of:=AVERAGE([.B2:.B11])" office:value-type="float" office:value="431.9">
            <text:p>431,9</text:p>
          </table:table-cell>
          <table:table-cell table:formula="of:= [.A2]-[.C2]" office:value-type="float" office:value="-418.5">
            <text:p>-418,5</text:p>
          </table:table-cell>
          <table:table-cell table:formula="of:=[.B2]-[.D2]" office:value-type="float" office:value="268.1">
            <text:p>268,1</text:p>
          </table:table-cell>
          <table:table-cell table:number-columns-repeated="4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590">
            <text:p>590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3]-[.C3]" office:value-type="float" office:value="-426.5">
            <text:p>-426,5</text:p>
          </table:table-cell>
          <table:table-cell table:formula="of:=[.B3]-[.D3]" office:value-type="float" office:value="158.1">
            <text:p>158,1</text:p>
          </table:table-cell>
          <table:table-cell table:number-columns-repeated="4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89">
            <text:p>389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4]-[.C4]" office:value-type="float" office:value="-357.5">
            <text:p>-357,5</text:p>
          </table:table-cell>
          <table:table-cell table:formula="of:=[.B4]-[.D4]" office:value-type="float" office:value="-42.9">
            <text:p>-42,9</text:p>
          </table:table-cell>
          <table:table-cell table:number-columns-repeated="4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271">
            <text:p>271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5]-[.C5]" office:value-type="float" office:value="-234.5">
            <text:p>-234,5</text:p>
          </table:table-cell>
          <table:table-cell table:formula="of:=[.B5]-[.D5]" office:value-type="float" office:value="-160.9">
            <text:p>-160,9</text:p>
          </table:table-cell>
          <table:table-cell table:number-columns-repeated="4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210">
            <text:p>210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6]-[.C6]" office:value-type="float" office:value="-78.5">
            <text:p>-78,5</text:p>
          </table:table-cell>
          <table:table-cell table:formula="of:=[.B6]-[.D6]" office:value-type="float" office:value="-221.9">
            <text:p>-221,9</text:p>
          </table:table-cell>
          <table:table-cell table:number-columns-repeated="4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209">
            <text:p>209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7]-[.C7]" office:value-type="float" office:value="80.5">
            <text:p>80,5</text:p>
          </table:table-cell>
          <table:table-cell table:formula="of:=[.B7]-[.D7]" office:value-type="float" office:value="-222.9">
            <text:p>-222,9</text:p>
          </table:table-cell>
          <table:table-cell table:number-columns-repeated="4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270">
            <text:p>270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8]-[.C8]" office:value-type="float" office:value="233.5">
            <text:p>233,5</text:p>
          </table:table-cell>
          <table:table-cell table:formula="of:=[.B8]-[.D8]" office:value-type="float" office:value="-161.9">
            <text:p>-161,9</text:p>
          </table:table-cell>
          <table:table-cell table:number-columns-repeated="4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390">
            <text:p>390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9]-[.C9]" office:value-type="float" office:value="357.5">
            <text:p>357,5</text:p>
          </table:table-cell>
          <table:table-cell table:formula="of:=[.B9]-[.D9]" office:value-type="float" office:value="-41.9">
            <text:p>-41,9</text:p>
          </table:table-cell>
          <table:table-cell table:number-columns-repeated="4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589">
            <text:p>589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10]-[.C10]" office:value-type="float" office:value="426.5">
            <text:p>426,5</text:p>
          </table:table-cell>
          <table:table-cell table:formula="of:=[.B10]-[.D10]" office:value-type="float" office:value="157.1">
            <text:p>157,1</text:p>
          </table:table-cell>
          <table:table-cell table:number-columns-repeated="4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701">
            <text:p>701</text:p>
          </table:table-cell>
          <table:table-cell office:value-type="float" office:value="658.5">
            <text:p>658,5</text:p>
          </table:table-cell>
          <table:table-cell office:value-type="float" office:value="431.9">
            <text:p>431,9</text:p>
          </table:table-cell>
          <table:table-cell table:formula="of:= [.A11]-[.C11]" office:value-type="float" office:value="417.5">
            <text:p>417,5</text:p>
          </table:table-cell>
          <table:table-cell table:formula="of:=[.B11]-[.D11]" office:value-type="float" office:value="269.1">
            <text:p>269,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418.5">
            <text:p>-418,5</text:p>
          </table:table-cell>
          <table:table-cell office:value-type="float" office:value="-426.5">
            <text:p>-426,5</text:p>
          </table:table-cell>
          <table:table-cell office:value-type="float" office:value="-357.5">
            <text:p>-357,5</text:p>
          </table:table-cell>
          <table:table-cell office:value-type="float" office:value="-234.5">
            <text:p>-234,5</text:p>
          </table:table-cell>
          <table:table-cell office:value-type="float" office:value="-78.5">
            <text:p>-78,5</text:p>
          </table:table-cell>
          <table:table-cell office:value-type="float" office:value="80.5">
            <text:p>80,5</text:p>
          </table:table-cell>
          <table:table-cell table:style-name="ce2" office:value-type="float" office:value="233.5">
            <text:p>233,5</text:p>
          </table:table-cell>
          <table:table-cell table:style-name="ce2" office:value-type="float" office:value="357.5">
            <text:p>357,5</text:p>
          </table:table-cell>
          <table:table-cell table:style-name="ce2" office:value-type="float" office:value="426.5">
            <text:p>426,5</text:p>
          </table:table-cell>
          <table:table-cell table:style-name="ce2" office:value-type="float" office:value="417.5">
            <text:p>417,5</text:p>
          </table:table-cell>
        </table:table-row>
        <table:table-row table:style-name="ro2">
          <table:table-cell office:value-type="float" office:value="268.1">
            <text:p>268,1</text:p>
          </table:table-cell>
          <table:table-cell office:value-type="float" office:value="158.1">
            <text:p>158,1</text:p>
          </table:table-cell>
          <table:table-cell office:value-type="float" office:value="-42.9">
            <text:p>-42,9</text:p>
          </table:table-cell>
          <table:table-cell office:value-type="float" office:value="-160.9">
            <text:p>-160,9</text:p>
          </table:table-cell>
          <table:table-cell office:value-type="float" office:value="-221.9">
            <text:p>-221,9</text:p>
          </table:table-cell>
          <table:table-cell office:value-type="float" office:value="-222.9">
            <text:p>-222,9</text:p>
          </table:table-cell>
          <table:table-cell table:style-name="ce2" office:value-type="float" office:value="-161.9">
            <text:p>-161,9</text:p>
          </table:table-cell>
          <table:table-cell table:style-name="ce2" office:value-type="float" office:value="-41.9">
            <text:p>-41,9</text:p>
          </table:table-cell>
          <table:table-cell table:style-name="ce2" office:value-type="float" office:value="157.1">
            <text:p>157,1</text:p>
          </table:table-cell>
          <table:table-cell table:style-name="ce2" office:value-type="float" office:value="269.1">
            <text:p>269,1</text:p>
          </table:table-cell>
        </table:table-row>
      </table:table>
      <table:table table:name="Foglio6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1" office:value-type="string">
            <text:p>Y<text:span text:style-name="T1">i</text:span></text:p>
          </table:table-cell>
          <table:table-cell table:style-name="ce1" office:value-type="string">
            <text:p>X<text:span text:style-name="T1">bar</text:span></text:p>
          </table:table-cell>
          <table:table-cell table:style-name="ce1" office:value-type="string">
            <text:p>Y<text:span text:style-name="T1">bar</text:span></text:p>
          </table:table-cell>
          <table:table-cell table:style-name="ce1" office:value-type="string">
            <text:p>U<text:span text:style-name="T1">i</text:span></text:p>
          </table:table-cell>
          <table:table-cell table:style-name="ce1" office:value-type="string">
            <text:p>V<text:span text:style-name="T1">i</text:span>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700">
            <text:p>700</text:p>
          </table:table-cell>
          <table:table-cell table:formula="of:=AVERAGE([.A2:.A11])" office:value-type="float" office:value="659.8">
            <text:p>659,8</text:p>
          </table:table-cell>
          <table:table-cell table:formula="of:=AVERAGE([.B2:.B11])" office:value-type="float" office:value="400.6">
            <text:p>400,6</text:p>
          </table:table-cell>
          <table:table-cell table:formula="of:= [.A2]-[.C2]" office:value-type="float" office:value="-515.8">
            <text:p>-515,8</text:p>
          </table:table-cell>
          <table:table-cell table:formula="of:=[.B2]-[.D2]" office:value-type="float" office:value="299.4">
            <text:p>299,4</text:p>
          </table:table-cell>
          <table:table-cell table:number-columns-repeated="4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520">
            <text:p>520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3]-[.C3]" office:value-type="float" office:value="-513.8">
            <text:p>-513,8</text:p>
          </table:table-cell>
          <table:table-cell table:formula="of:=[.B3]-[.D3]" office:value-type="float" office:value="119.4">
            <text:p>119,4</text:p>
          </table:table-cell>
          <table:table-cell table:number-columns-repeated="4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05">
            <text:p>405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4]-[.C4]" office:value-type="float" office:value="-478.8">
            <text:p>-478,8</text:p>
          </table:table-cell>
          <table:table-cell table:formula="of:=[.B4]-[.D4]" office:value-type="float" office:value="4.39999999999998">
            <text:p>4,4</text:p>
          </table:table-cell>
          <table:table-cell table:number-columns-repeated="4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49">
            <text:p>249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5]-[.C5]" office:value-type="float" office:value="-373.8">
            <text:p>-373,8</text:p>
          </table:table-cell>
          <table:table-cell table:formula="of:=[.B5]-[.D5]" office:value-type="float" office:value="-151.6">
            <text:p>-151,6</text:p>
          </table:table-cell>
          <table:table-cell table:number-columns-repeated="4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129">
            <text:p>129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6]-[.C6]" office:value-type="float" office:value="-183.8">
            <text:p>-183,8</text:p>
          </table:table-cell>
          <table:table-cell table:formula="of:=[.B6]-[.D6]" office:value-type="float" office:value="-271.6">
            <text:p>-271,6</text:p>
          </table:table-cell>
          <table:table-cell table:number-columns-repeated="4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130">
            <text:p>130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7]-[.C7]" office:value-type="float" office:value="190.2">
            <text:p>190,2</text:p>
          </table:table-cell>
          <table:table-cell table:formula="of:=[.B7]-[.D7]" office:value-type="float" office:value="-270.6">
            <text:p>-270,6</text:p>
          </table:table-cell>
          <table:table-cell table:number-columns-repeated="4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248">
            <text:p>248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8]-[.C8]" office:value-type="float" office:value="373.2">
            <text:p>373,2</text:p>
          </table:table-cell>
          <table:table-cell table:formula="of:=[.B8]-[.D8]" office:value-type="float" office:value="-152.6">
            <text:p>-152,6</text:p>
          </table:table-cell>
          <table:table-cell table:number-columns-repeated="4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404">
            <text:p>404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9]-[.C9]" office:value-type="float" office:value="479.2">
            <text:p>479,2</text:p>
          </table:table-cell>
          <table:table-cell table:formula="of:=[.B9]-[.D9]" office:value-type="float" office:value="3.39999999999998">
            <text:p>3,4</text:p>
          </table:table-cell>
          <table:table-cell table:number-columns-repeated="4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519">
            <text:p>519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10]-[.C10]" office:value-type="float" office:value="513.2">
            <text:p>513,2</text:p>
          </table:table-cell>
          <table:table-cell table:formula="of:=[.B10]-[.D10]" office:value-type="float" office:value="118.4">
            <text:p>118,4</text:p>
          </table:table-cell>
          <table:table-cell table:number-columns-repeated="4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702">
            <text:p>702</text:p>
          </table:table-cell>
          <table:table-cell office:value-type="float" office:value="659.8">
            <text:p>659,8</text:p>
          </table:table-cell>
          <table:table-cell office:value-type="float" office:value="400.6">
            <text:p>400,6</text:p>
          </table:table-cell>
          <table:table-cell table:formula="of:= [.A11]-[.C11]" office:value-type="float" office:value="510.2">
            <text:p>510,2</text:p>
          </table:table-cell>
          <table:table-cell table:formula="of:=[.B11]-[.D11]" office:value-type="float" office:value="301.4">
            <text:p>301,4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515.8">
            <text:p>-515,8</text:p>
          </table:table-cell>
          <table:table-cell office:value-type="float" office:value="-513.8">
            <text:p>-513,8</text:p>
          </table:table-cell>
          <table:table-cell office:value-type="float" office:value="-478.8">
            <text:p>-478,8</text:p>
          </table:table-cell>
          <table:table-cell office:value-type="float" office:value="-373.8">
            <text:p>-373,8</text:p>
          </table:table-cell>
          <table:table-cell office:value-type="float" office:value="-183.8">
            <text:p>-183,8</text:p>
          </table:table-cell>
          <table:table-cell office:value-type="float" office:value="190.2">
            <text:p>190,2</text:p>
          </table:table-cell>
          <table:table-cell table:style-name="ce2" office:value-type="float" office:value="373.2">
            <text:p>373,2</text:p>
          </table:table-cell>
          <table:table-cell table:style-name="ce2" office:value-type="float" office:value="479.2">
            <text:p>479,2</text:p>
          </table:table-cell>
          <table:table-cell table:style-name="ce2" office:value-type="float" office:value="513.2">
            <text:p>513,2</text:p>
          </table:table-cell>
          <table:table-cell table:style-name="ce2" office:value-type="float" office:value="510.2">
            <text:p>510,2</text:p>
          </table:table-cell>
        </table:table-row>
        <table:table-row table:style-name="ro2">
          <table:table-cell office:value-type="float" office:value="299.4">
            <text:p>299,4</text:p>
          </table:table-cell>
          <table:table-cell office:value-type="float" office:value="119.4">
            <text:p>119,4</text:p>
          </table:table-cell>
          <table:table-cell office:value-type="float" office:value="4.39999999999998">
            <text:p>4,4</text:p>
          </table:table-cell>
          <table:table-cell office:value-type="float" office:value="-151.6">
            <text:p>-151,6</text:p>
          </table:table-cell>
          <table:table-cell office:value-type="float" office:value="-271.6">
            <text:p>-271,6</text:p>
          </table:table-cell>
          <table:table-cell office:value-type="float" office:value="-270.6">
            <text:p>-270,6</text:p>
          </table:table-cell>
          <table:table-cell table:style-name="ce2" office:value-type="float" office:value="-152.6">
            <text:p>-152,6</text:p>
          </table:table-cell>
          <table:table-cell table:style-name="ce2" office:value-type="float" office:value="3.39999999999998">
            <text:p>3,4</text:p>
          </table:table-cell>
          <table:table-cell table:style-name="ce2" office:value-type="float" office:value="118.4">
            <text:p>118,4</text:p>
          </table:table-cell>
          <table:table-cell table:style-name="ce2" office:value-type="float" office:value="301.4">
            <text:p>301,4</text:p>
          </table:table-cell>
        </table:table-row>
      </table:table>
      <table:table table:name="Foglio7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1" office:value-type="string">
            <text:p>Y<text:span text:style-name="T1">i</text:span></text:p>
          </table:table-cell>
          <table:table-cell table:style-name="ce1" office:value-type="string">
            <text:p>X<text:span text:style-name="T1">bar</text:span></text:p>
          </table:table-cell>
          <table:table-cell table:style-name="ce1" office:value-type="string">
            <text:p>Y<text:span text:style-name="T1">bar</text:span></text:p>
          </table:table-cell>
          <table:table-cell table:style-name="ce1" office:value-type="string">
            <text:p>U<text:span text:style-name="T1">i</text:span></text:p>
          </table:table-cell>
          <table:table-cell table:style-name="ce1" office:value-type="string">
            <text:p>V<text:span text:style-name="T1">i</text:span></text:p>
          </table:table-cell>
          <table:table-cell table:number-columns-repeated="4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687">
            <text:p>687</text:p>
          </table:table-cell>
          <table:table-cell table:formula="of:=AVERAGE([.A2:.A11])" office:value-type="float" office:value="659.8">
            <text:p>659,8</text:p>
          </table:table-cell>
          <table:table-cell table:formula="of:=AVERAGE([.B2:.B11])" office:value-type="float" office:value="391.8">
            <text:p>391,8</text:p>
          </table:table-cell>
          <table:table-cell table:formula="of:= [.A2]-[.C2]" office:value-type="float" office:value="-518.8">
            <text:p>-518,8</text:p>
          </table:table-cell>
          <table:table-cell table:formula="of:=[.B2]-[.D2]" office:value-type="float" office:value="295.2">
            <text:p>295,2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518">
            <text:p>518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3]-[.C3]" office:value-type="float" office:value="-514.8">
            <text:p>-514,8</text:p>
          </table:table-cell>
          <table:table-cell table:formula="of:=[.B3]-[.D3]" office:value-type="float" office:value="126.2">
            <text:p>126,2</text:p>
          </table:table-cell>
          <table:table-cell table:number-columns-repeated="4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393">
            <text:p>393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4]-[.C4]" office:value-type="float" office:value="-473.8">
            <text:p>-473,8</text:p>
          </table:table-cell>
          <table:table-cell table:formula="of:=[.B4]-[.D4]" office:value-type="float" office:value="1.19999999999999">
            <text:p>1,2</text:p>
          </table:table-cell>
          <table:table-cell table:number-columns-repeated="4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39">
            <text:p>239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5]-[.C5]" office:value-type="float" office:value="-364.8">
            <text:p>-364,8</text:p>
          </table:table-cell>
          <table:table-cell table:formula="of:=[.B5]-[.D5]" office:value-type="float" office:value="-152.8">
            <text:p>-152,8</text:p>
          </table:table-cell>
          <table:table-cell table:number-columns-repeated="4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121">
            <text:p>121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6]-[.C6]" office:value-type="float" office:value="-170.8">
            <text:p>-170,8</text:p>
          </table:table-cell>
          <table:table-cell table:formula="of:=[.B6]-[.D6]" office:value-type="float" office:value="-270.8">
            <text:p>-270,8</text:p>
          </table:table-cell>
          <table:table-cell table:number-columns-repeated="4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123">
            <text:p>123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7]-[.C7]" office:value-type="float" office:value="179.2">
            <text:p>179,2</text:p>
          </table:table-cell>
          <table:table-cell table:formula="of:=[.B7]-[.D7]" office:value-type="float" office:value="-268.8">
            <text:p>-268,8</text:p>
          </table:table-cell>
          <table:table-cell table:number-columns-repeated="4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238">
            <text:p>238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8]-[.C8]" office:value-type="float" office:value="365.2">
            <text:p>365,2</text:p>
          </table:table-cell>
          <table:table-cell table:formula="of:=[.B8]-[.D8]" office:value-type="float" office:value="-153.8">
            <text:p>-153,8</text:p>
          </table:table-cell>
          <table:table-cell table:number-columns-repeated="4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392">
            <text:p>392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9]-[.C9]" office:value-type="float" office:value="475.2">
            <text:p>475,2</text:p>
          </table:table-cell>
          <table:table-cell table:formula="of:=[.B9]-[.D9]" office:value-type="float" office:value="0.199999999999989">
            <text:p>0,2</text:p>
          </table:table-cell>
          <table:table-cell table:number-columns-repeated="4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517">
            <text:p>517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10]-[.C10]" office:value-type="float" office:value="510.2">
            <text:p>510,2</text:p>
          </table:table-cell>
          <table:table-cell table:formula="of:=[.B10]-[.D10]" office:value-type="float" office:value="125.2">
            <text:p>125,2</text:p>
          </table:table-cell>
          <table:table-cell table:number-columns-repeated="4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690">
            <text:p>690</text:p>
          </table:table-cell>
          <table:table-cell office:value-type="float" office:value="659.8">
            <text:p>659,8</text:p>
          </table:table-cell>
          <table:table-cell office:value-type="float" office:value="391.8">
            <text:p>391,8</text:p>
          </table:table-cell>
          <table:table-cell table:formula="of:= [.A11]-[.C11]" office:value-type="float" office:value="513.2">
            <text:p>513,2</text:p>
          </table:table-cell>
          <table:table-cell table:formula="of:=[.B11]-[.D11]" office:value-type="float" office:value="298.2">
            <text:p>298,2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518.8">
            <text:p>-518,8</text:p>
          </table:table-cell>
          <table:table-cell office:value-type="float" office:value="-514.8">
            <text:p>-514,8</text:p>
          </table:table-cell>
          <table:table-cell office:value-type="float" office:value="-473.8">
            <text:p>-473,8</text:p>
          </table:table-cell>
          <table:table-cell office:value-type="float" office:value="-364.8">
            <text:p>-364,8</text:p>
          </table:table-cell>
          <table:table-cell office:value-type="float" office:value="-170.8">
            <text:p>-170,8</text:p>
          </table:table-cell>
          <table:table-cell office:value-type="float" office:value="179.2">
            <text:p>179,2</text:p>
          </table:table-cell>
          <table:table-cell table:style-name="ce2" office:value-type="float" office:value="365.2">
            <text:p>365,2</text:p>
          </table:table-cell>
          <table:table-cell table:style-name="ce2" office:value-type="float" office:value="475.2">
            <text:p>475,2</text:p>
          </table:table-cell>
          <table:table-cell table:style-name="ce2" office:value-type="float" office:value="510.2">
            <text:p>510,2</text:p>
          </table:table-cell>
          <table:table-cell table:style-name="ce2" office:value-type="float" office:value="513.2">
            <text:p>513,2</text:p>
          </table:table-cell>
        </table:table-row>
        <table:table-row table:style-name="ro2">
          <table:table-cell office:value-type="float" office:value="295.2">
            <text:p>295,2</text:p>
          </table:table-cell>
          <table:table-cell office:value-type="float" office:value="126.2">
            <text:p>126,2</text:p>
          </table:table-cell>
          <table:table-cell office:value-type="float" office:value="1.19999999999999">
            <text:p>1,2</text:p>
          </table:table-cell>
          <table:table-cell office:value-type="float" office:value="-152.8">
            <text:p>-152,8</text:p>
          </table:table-cell>
          <table:table-cell office:value-type="float" office:value="-270.8">
            <text:p>-270,8</text:p>
          </table:table-cell>
          <table:table-cell office:value-type="float" office:value="-268.8">
            <text:p>-268,8</text:p>
          </table:table-cell>
          <table:table-cell table:style-name="ce2" office:value-type="float" office:value="-153.8">
            <text:p>-153,8</text:p>
          </table:table-cell>
          <table:table-cell table:style-name="ce2" office:value-type="float" office:value="0.199999999999989">
            <text:p>0,2</text:p>
          </table:table-cell>
          <table:table-cell table:style-name="ce2" office:value-type="float" office:value="125.2">
            <text:p>125,2</text:p>
          </table:table-cell>
          <table:table-cell table:style-name="ce2" office:value-type="float" office:value="298.2">
            <text:p>298,2</text:p>
          </table:table-cell>
        </table:table-row>
      </table:table>
      <table:table table:name="Foglio8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<text:span text:style-name="T1">i</text:span></text:p>
          </table:table-cell>
          <table:table-cell table:style-name="ce1" office:value-type="string">
            <text:p>Y<text:span text:style-name="T1">i</text:span></text:p>
          </table:table-cell>
          <table:table-cell table:style-name="ce1" office:value-type="string">
            <text:p>X<text:span text:style-name="T1">bar</text:span></text:p>
          </table:table-cell>
          <table:table-cell table:style-name="ce1" office:value-type="string">
            <text:p>Y<text:span text:style-name="T1">bar</text:span></text:p>
          </table:table-cell>
          <table:table-cell table:style-name="ce1" office:value-type="string">
            <text:p>U<text:span text:style-name="T1">i</text:span></text:p>
          </table:table-cell>
          <table:table-cell table:style-name="ce1" office:value-type="string">
            <text:p>V<text:span text:style-name="T1">i</text:span></text:p>
          </table:table-cell>
          <table:table-cell table:number-columns-repeated="4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662">
            <text:p>662</text:p>
          </table:table-cell>
          <table:table-cell table:formula="of:=AVERAGE([.A2:.A11])" office:value-type="float" office:value="664.4">
            <text:p>664,4</text:p>
          </table:table-cell>
          <table:table-cell table:formula="of:=AVERAGE([.B2:.B11])" office:value-type="float" office:value="363.3">
            <text:p>363,3</text:p>
          </table:table-cell>
          <table:table-cell table:formula="of:= [.A2]-[.C2]" office:value-type="float" office:value="-526.4">
            <text:p>-526,4</text:p>
          </table:table-cell>
          <table:table-cell table:formula="of:=[.B2]-[.D2]" office:value-type="float" office:value="298.7">
            <text:p>298,7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555">
            <text:p>555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3]-[.C3]" office:value-type="float" office:value="-524.4">
            <text:p>-524,4</text:p>
          </table:table-cell>
          <table:table-cell table:formula="of:=[.B3]-[.D3]" office:value-type="float" office:value="191.7">
            <text:p>191,7</text:p>
          </table:table-cell>
          <table:table-cell table:number-columns-repeated="4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341">
            <text:p>341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4]-[.C4]" office:value-type="float" office:value="-452.4">
            <text:p>-452,4</text:p>
          </table:table-cell>
          <table:table-cell table:formula="of:=[.B4]-[.D4]" office:value-type="float" office:value="-22.3">
            <text:p>-22,3</text:p>
          </table:table-cell>
          <table:table-cell table:number-columns-repeated="4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159">
            <text:p>159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5]-[.C5]" office:value-type="float" office:value="-256.4">
            <text:p>-256,4</text:p>
          </table:table-cell>
          <table:table-cell table:formula="of:=[.B5]-[.D5]" office:value-type="float" office:value="-204.3">
            <text:p>-204,3</text:p>
          </table:table-cell>
          <table:table-cell table:number-columns-repeated="4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97">
            <text:p>97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6]-[.C6]" office:value-type="float" office:value="-53.4">
            <text:p>-53,4</text:p>
          </table:table-cell>
          <table:table-cell table:formula="of:=[.B6]-[.D6]" office:value-type="float" office:value="-266.3">
            <text:p>-266,3</text:p>
          </table:table-cell>
          <table:table-cell table:number-columns-repeated="4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100">
            <text:p>100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7]-[.C7]" office:value-type="float" office:value="89.6">
            <text:p>89,6</text:p>
          </table:table-cell>
          <table:table-cell table:formula="of:=[.B7]-[.D7]" office:value-type="float" office:value="-263.3">
            <text:p>-263,3</text:p>
          </table:table-cell>
          <table:table-cell table:number-columns-repeated="4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161">
            <text:p>161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8]-[.C8]" office:value-type="float" office:value="252.6">
            <text:p>252,6</text:p>
          </table:table-cell>
          <table:table-cell table:formula="of:=[.B8]-[.D8]" office:value-type="float" office:value="-202.3">
            <text:p>-202,3</text:p>
          </table:table-cell>
          <table:table-cell table:number-columns-repeated="4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342">
            <text:p>342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9]-[.C9]" office:value-type="float" office:value="443.6">
            <text:p>443,6</text:p>
          </table:table-cell>
          <table:table-cell table:formula="of:=[.B9]-[.D9]" office:value-type="float" office:value="-21.3">
            <text:p>-21,3</text:p>
          </table:table-cell>
          <table:table-cell table:number-columns-repeated="4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553">
            <text:p>553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10]-[.C10]" office:value-type="float" office:value="514.6">
            <text:p>514,6</text:p>
          </table:table-cell>
          <table:table-cell table:formula="of:=[.B10]-[.D10]" office:value-type="float" office:value="189.7">
            <text:p>189,7</text:p>
          </table:table-cell>
          <table:table-cell table:number-columns-repeated="4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663">
            <text:p>663</text:p>
          </table:table-cell>
          <table:table-cell office:value-type="float" office:value="664.4">
            <text:p>664,4</text:p>
          </table:table-cell>
          <table:table-cell office:value-type="float" office:value="363.3">
            <text:p>363,3</text:p>
          </table:table-cell>
          <table:table-cell table:formula="of:= [.A11]-[.C11]" office:value-type="float" office:value="512.6">
            <text:p>512,6</text:p>
          </table:table-cell>
          <table:table-cell table:formula="of:=[.B11]-[.D11]" office:value-type="float" office:value="299.7">
            <text:p>299,7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526.4">
            <text:p>-526,4</text:p>
          </table:table-cell>
          <table:table-cell office:value-type="float" office:value="-524.4">
            <text:p>-524,4</text:p>
          </table:table-cell>
          <table:table-cell office:value-type="float" office:value="-452.4">
            <text:p>-452,4</text:p>
          </table:table-cell>
          <table:table-cell office:value-type="float" office:value="-256.4">
            <text:p>-256,4</text:p>
          </table:table-cell>
          <table:table-cell office:value-type="float" office:value="-53.4">
            <text:p>-53,4</text:p>
          </table:table-cell>
          <table:table-cell office:value-type="float" office:value="89.6">
            <text:p>89,6</text:p>
          </table:table-cell>
          <table:table-cell table:style-name="ce2" office:value-type="float" office:value="252.6">
            <text:p>252,6</text:p>
          </table:table-cell>
          <table:table-cell table:style-name="ce2" office:value-type="float" office:value="443.6">
            <text:p>443,6</text:p>
          </table:table-cell>
          <table:table-cell table:style-name="ce2" office:value-type="float" office:value="514.6">
            <text:p>514,6</text:p>
          </table:table-cell>
          <table:table-cell table:style-name="ce2" office:value-type="float" office:value="512.6">
            <text:p>512,6</text:p>
          </table:table-cell>
        </table:table-row>
        <table:table-row table:style-name="ro2">
          <table:table-cell office:value-type="float" office:value="298.7">
            <text:p>298,7</text:p>
          </table:table-cell>
          <table:table-cell office:value-type="float" office:value="191.7">
            <text:p>191,7</text:p>
          </table:table-cell>
          <table:table-cell office:value-type="float" office:value="-22.3">
            <text:p>-22,3</text:p>
          </table:table-cell>
          <table:table-cell office:value-type="float" office:value="-204.3">
            <text:p>-204,3</text:p>
          </table:table-cell>
          <table:table-cell office:value-type="float" office:value="-266.3">
            <text:p>-266,3</text:p>
          </table:table-cell>
          <table:table-cell office:value-type="float" office:value="-263.3">
            <text:p>-263,3</text:p>
          </table:table-cell>
          <table:table-cell table:style-name="ce2" office:value-type="float" office:value="-202.3">
            <text:p>-202,3</text:p>
          </table:table-cell>
          <table:table-cell table:style-name="ce2" office:value-type="float" office:value="-21.3">
            <text:p>-21,3</text:p>
          </table:table-cell>
          <table:table-cell table:style-name="ce2" office:value-type="float" office:value="189.7">
            <text:p>189,7</text:p>
          </table:table-cell>
          <table:table-cell table:style-name="ce2" office:value-type="float" office:value="299.7">
            <text:p>299,7</text:p>
          </table:table-cell>
        </table:table-row>
        <table:table-row table:style-name="ro2" table:number-rows-repeated="7">
          <table:table-cell table:style-name="ce3"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" table:number-columns-repeated="2"/>
          <table:table-cell table:style-name="Default" table:number-columns-repeated="4"/>
          <table:table-cell table:number-columns-repeated="4"/>
        </table:table-row>
      </table:table>
      <table:table table:name="Risultati" table:style-name="ta1"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3">
          <table:table-cell/>
          <table:table-cell table:style-name="ce10" office:value-type="string">
            <text:p>Foglio 3</text:p>
          </table:table-cell>
          <table:table-cell table:style-name="ce10" office:value-type="string">
            <text:p>Foglio 4</text:p>
          </table:table-cell>
          <table:table-cell table:style-name="ce10" office:value-type="string">
            <text:p>Foglio 5</text:p>
          </table:table-cell>
          <table:table-cell table:style-name="ce10" office:value-type="string">
            <text:p>Media 1</text:p>
          </table:table-cell>
          <table:table-cell table:style-name="ce10" office:value-type="string">
            <text:p>Sigma 1</text:p>
          </table:table-cell>
          <table:table-cell/>
          <table:table-cell table:style-name="ce4" office:value-type="string">
            <text:p>Propagazione (Media 2,Sigma 1)</text:p>
          </table:table-cell>
          <table:table-cell table:style-name="ce23" table:formula="of:=([.E6])^2*([.F2])^2" office:value-type="float" office:value="465744.124577787">
            <text:p>465744,12457778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r </text:p>
          </table:table-cell>
          <table:table-cell office:value-type="float" office:value="430.1">
            <text:p>430,1</text:p>
          </table:table-cell>
          <table:table-cell office:value-type="float" office:value="429.1">
            <text:p>429,1</text:p>
          </table:table-cell>
          <table:table-cell office:value-type="float" office:value="427.5">
            <text:p>427,5</text:p>
          </table:table-cell>
          <table:table-cell table:style-name="ce19" table:formula="of:=AVERAGE([.B2:.D2])" office:value-type="float" office:value="428.9">
            <text:p>428,9</text:p>
          </table:table-cell>
          <table:table-cell table:style-name="ce19" table:formula="of:=STDEV([.B2:.D2])" office:value-type="float" office:value="1.31148770486041">
            <text:p>1,3114877049</text:p>
          </table:table-cell>
          <table:table-cell/>
          <table:table-cell table:style-name="ce4" office:value-type="string">
            <text:p>Propagazione (Media 1, Sigma 2)</text:p>
          </table:table-cell>
          <table:table-cell table:style-name="ce23" table:formula="of:=([.E2])^2*([.F6])^2" office:value-type="float" office:value="394277.333433359">
            <text:p>394277,33343335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x<text:span text:style-name="T1">c</text:span></text:p>
          </table:table-cell>
          <table:table-cell office:value-type="float" office:value="658.6">
            <text:p>658,6</text:p>
          </table:table-cell>
          <table:table-cell office:value-type="float" office:value="658.1">
            <text:p>658,1</text:p>
          </table:table-cell>
          <table:table-cell office:value-type="float" office:value="658.4">
            <text:p>658,4</text:p>
          </table:table-cell>
          <table:table-cell table:style-name="ce19" table:formula="of:=AVERAGE([.B3:.D3])" office:value-type="float" office:value="658.366666666667">
            <text:p>658,3666666667</text:p>
          </table:table-cell>
          <table:table-cell table:style-name="ce19" table:formula="of:=STDEV([.B3:.D3])" office:value-type="float" office:value="0.251661147842355">
            <text:p>0,2516611478</text:p>
          </table:table-cell>
          <table:table-cell table:number-columns-repeated="5"/>
        </table:table-row>
        <table:table-row table:style-name="ro3">
          <table:table-cell table:style-name="ce4" office:value-type="string">
            <text:p>y<text:span text:style-name="T1">c</text:span></text:p>
          </table:table-cell>
          <table:table-cell office:value-type="float" office:value="629.8">
            <text:p>629,8</text:p>
          </table:table-cell>
          <table:table-cell office:value-type="float" office:value="625.6">
            <text:p>625,6</text:p>
          </table:table-cell>
          <table:table-cell office:value-type="float" office:value="626.8">
            <text:p>626,8</text:p>
          </table:table-cell>
          <table:table-cell table:style-name="ce19" table:formula="of:=AVERAGE([.B4:.D4])" office:value-type="float" office:value="627.4">
            <text:p>627,4</text:p>
          </table:table-cell>
          <table:table-cell table:style-name="ce19" table:formula="of:=STDEV([.B4:.D4])" office:value-type="float" office:value="2.16333076527837">
            <text:p>2,1633307653</text:p>
          </table:table-cell>
          <table:table-cell/>
          <table:table-cell table:style-name="ce6" office:value-type="string">
            <text:p>Rapporto (Media2 / Media1)</text:p>
          </table:table-cell>
          <table:table-cell table:style-name="ce8" office:value-type="string">
            <text:p>Sigma (<text:span text:style-name="T2">±)</text:span></text:p>
          </table:table-cell>
          <table:table-cell table:number-columns-repeated="2"/>
        </table:table-row>
        <table:table-row table:style-name="ro3">
          <table:table-cell/>
          <table:table-cell table:style-name="ce11" office:value-type="string">
            <text:p>Foglio 6</text:p>
          </table:table-cell>
          <table:table-cell table:style-name="ce11" office:value-type="string">
            <text:p>Foglio 7</text:p>
          </table:table-cell>
          <table:table-cell table:style-name="ce11" office:value-type="string">
            <text:p>Foglio 8</text:p>
          </table:table-cell>
          <table:table-cell table:style-name="ce11" office:value-type="string">
            <text:p>Media 2</text:p>
          </table:table-cell>
          <table:table-cell table:style-name="ce11" office:value-type="string">
            <text:p>Sigma 2</text:p>
          </table:table-cell>
          <table:table-cell/>
          <table:table-cell table:style-name="ce2" table:formula="of:=[.E6]/[.E2]" office:value-type="float" office:value="1.21325872386726">
            <text:p>1,2132587239</text:p>
          </table:table-cell>
          <table:table-cell table:style-name="ce2" table:formula="of:=SQRT(([.I1]+[.I2])/([.E2])^4)" office:value-type="float" office:value="0.00504130010159348">
            <text:p>0,0050413001</text:p>
          </table:table-cell>
          <table:table-cell/>
          <table:table-cell/>
        </table:table-row>
        <table:table-row table:style-name="ro3">
          <table:table-cell table:style-name="ce4" office:value-type="string">
            <text:p>R</text:p>
          </table:table-cell>
          <table:table-cell table:style-name="ce12" office:value-type="float" office:value="518.8">
            <text:p>518,8</text:p>
          </table:table-cell>
          <table:table-cell table:style-name="ce12" office:value-type="float" office:value="520.6">
            <text:p>520,6</text:p>
          </table:table-cell>
          <table:table-cell table:style-name="ce12" office:value-type="float" office:value="521.7">
            <text:p>521,7</text:p>
          </table:table-cell>
          <table:table-cell table:style-name="ce20" table:formula="of:=AVERAGE([.B6:.D6])" office:value-type="float" office:value="520.366666666667">
            <text:p>520,3666666667</text:p>
          </table:table-cell>
          <table:table-cell table:style-name="ce20" table:formula="of:=STDEV([.B6:.D6])" office:value-type="float" office:value="1.4640127503999">
            <text:p>1,4640127504</text:p>
          </table:table-cell>
          <table:table-cell/>
          <table:table-cell table:style-name="ce8" office:value-type="string">
            <text:p>Rapporto + Sigma</text:p>
          </table:table-cell>
          <table:table-cell table:style-name="ce8" office:value-type="string">
            <text:p>Rapporto – Sigma</text:p>
          </table:table-cell>
          <table:table-cell table:number-columns-repeated="2"/>
        </table:table-row>
        <table:table-row table:style-name="ro3">
          <table:table-cell table:style-name="ce4" office:value-type="string">
            <text:p>X<text:span text:style-name="T1">c</text:span></text:p>
          </table:table-cell>
          <table:table-cell table:style-name="ce12" office:value-type="float" office:value="659.1">
            <text:p>659,1</text:p>
          </table:table-cell>
          <table:table-cell table:style-name="ce12" office:value-type="float" office:value="658.8">
            <text:p>658,8</text:p>
          </table:table-cell>
          <table:table-cell table:style-name="ce12" office:value-type="float" office:value="659.1">
            <text:p>659,1</text:p>
          </table:table-cell>
          <table:table-cell table:style-name="ce20" table:formula="of:=AVERAGE([.B7:.D7])" office:value-type="float" office:value="659">
            <text:p>659</text:p>
          </table:table-cell>
          <table:table-cell table:style-name="ce20" table:formula="of:=STDEV([.B7:.D7])" office:value-type="float" office:value="0.173205080756927">
            <text:p>0,1732050808</text:p>
          </table:table-cell>
          <table:table-cell/>
          <table:table-cell table:style-name="ce2" table:formula="of:=[.H5]+[.I5]" office:value-type="float" office:value="1.21830002396885">
            <text:p>1,218300024</text:p>
          </table:table-cell>
          <table:table-cell table:style-name="ce2" table:formula="of:=[.H5]-[.I5]" office:value-type="float" office:value="1.20821742376566">
            <text:p>1,208217423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Y<text:span text:style-name="T1">c</text:span></text:p>
          </table:table-cell>
          <table:table-cell table:style-name="ce12" office:value-type="float" office:value="614.4">
            <text:p>614,4</text:p>
          </table:table-cell>
          <table:table-cell table:style-name="ce12" office:value-type="float" office:value="612.5">
            <text:p>612,5</text:p>
          </table:table-cell>
          <table:table-cell table:style-name="ce12" office:value-type="float" office:value="615.4">
            <text:p>615,4</text:p>
          </table:table-cell>
          <table:table-cell table:style-name="ce20" table:formula="of:=AVERAGE([.B8:.D8])" office:value-type="float" office:value="614.1">
            <text:p>614,1</text:p>
          </table:table-cell>
          <table:table-cell table:style-name="ce20" table:formula="of:=STDEV([.B8:.D8])" office:value-type="float" office:value="1.47309198626561">
            <text:p>1,4730919863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3"/>
          <table:table-cell table:number-columns-repeated="7"/>
        </table:table-row>
        <table:table-row table:style-name="ro3">
          <table:table-cell/>
          <table:table-cell table:style-name="ce13" office:value-type="string">
            <text:p>Banda gialla</text:p>
          </table:table-cell>
          <table:table-cell table:style-name="ce16" office:value-type="string">
            <text:p>Banda Rossa</text:p>
          </table:table-cell>
          <table:table-cell table:style-name="ce17" office:value-type="string">
            <text:p>Banda Blu</text:p>
          </table:table-cell>
          <table:table-cell table:style-name="ce6" office:value-type="string">
            <text:p>Fattore (Deg/Pix)</text:p>
          </table:table-cell>
          <table:table-cell table:number-columns-repeated="2"/>
          <table:table-cell table:style-name="ce8" office:value-type="string" table:number-columns-spanned="1" table:number-rows-spanned="2">
            <text:p>Indici Ricavati</text:p>
          </table:table-cell>
          <table:table-cell table:style-name="ce24" office:value-type="float" office:value="1.3329">
            <text:p>1,332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Deg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7" office:value-type="float" office:value="0.11156462585034">
            <text:p>0,1115646259</text:p>
          </table:table-cell>
          <table:table-cell table:number-columns-repeated="2"/>
          <table:covered-table-cell/>
          <table:table-cell table:style-name="ce24" office:value-type="float" office:value="1.3338">
            <text:p>1,333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Deg/Pix</text:p>
          </table:table-cell>
          <table:table-cell table:formula="of:=[.B11]*[.E11]" office:value-type="float" office:value="0.78095238095238">
            <text:p>0,780952381</text:p>
          </table:table-cell>
          <table:table-cell table:formula="of:=[.C11]*[.E11]" office:value-type="float" office:value="0.66938775510204">
            <text:p>0,6693877551</text:p>
          </table:table-cell>
          <table:table-cell table:formula="of:=[.D11]*[.E11]" office:value-type="float" office:value="0.89251700680272">
            <text:p>0,8925170068</text:p>
          </table:table-cell>
          <table:table-cell table:number-columns-repeated="4"/>
          <table:table-cell/>
          <table:table-cell table:number-columns-repeated="2"/>
        </table:table-row>
        <table:table-row table:style-name="ro3">
          <table:table-cell/>
          <table:table-cell table:style-name="ce14" table:formula="of:=600/1000" office:value-type="float" office:value="0.6">
            <text:p>0,600</text:p>
          </table:table-cell>
          <table:table-cell table:style-name="ce14" table:formula="of:=650/1000" office:value-type="float" office:value="0.65">
            <text:p>0,650</text:p>
          </table:table-cell>
          <table:table-cell table:style-name="ce18" office:value-type="float" office:value="0.475">
            <text:p>0,475</text:p>
          </table:table-cell>
          <table:table-cell table:number-columns-repeated="4"/>
          <table:table-cell/>
          <table:table-cell table:number-columns-repeated="2"/>
        </table:table-row>
        <table:table-row table:style-name="ro3">
          <table:table-cell/>
          <table:table-cell table:style-name="Default" table:number-columns-repeated="3"/>
          <table:table-cell table:number-columns-repeated="3"/>
          <table:table-cell table:style-name="ce21" office:value-type="string">
            <text:p>Indice Rifrazione ottenuto</text:p>
          </table:table-cell>
          <table:table-cell table:style-name="ce25"/>
          <table:table-cell table:style-name="ce21" office:value-type="string">
            <text:p>Sigma </text:p>
          </table:table-cell>
          <table:table-cell/>
        </table:table-row>
        <table:table-row table:style-name="ro3">
          <table:table-cell table:style-name="ce5" office:value-type="string">
            <text:p>Stima di A</text:p>
          </table:table-cell>
          <table:table-cell table:formula="of:=[.B13]^2" office:value-type="float" office:value="0.36">
            <text:p>0,36</text:p>
          </table:table-cell>
          <table:table-cell table:formula="of:=[.C13]^2" office:value-type="float" office:value="0.4225">
            <text:p>0,4225</text:p>
          </table:table-cell>
          <table:table-cell table:formula="of:=[.D13]^2" office:value-type="float" office:value="0.225625">
            <text:p>0,225625</text:p>
          </table:table-cell>
          <table:table-cell table:number-columns-repeated="3"/>
          <table:table-cell table:style-name="ce22" office:value-type="float" office:value="1.3333">
            <text:p>1,3333</text:p>
          </table:table-cell>
          <table:table-cell table:style-name="ce26" office:value-type="string">
            <text:p>+-</text:p>
          </table:table-cell>
          <table:table-cell table:style-name="ce27" table:formula="of:=STDEV([.H15];[.I11];[.I10])" office:value-type="float" office:value="0.000450924975282355">
            <text:p>0,000450925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6" office:value-type="string">
            <text:p>A R</text:p>
          </table:table-cell>
          <table:table-cell table:style-name="ce6" office:value-type="string">
            <text:p>A Y</text:p>
          </table:table-cell>
          <table:table-cell table:style-name="ce6" office:value-type="string">
            <text:p>A B</text:p>
          </table:table-cell>
          <table:table-cell table:style-name="ce6" office:value-type="string">
            <text:p>Media (per “A”)</text:p>
          </table:table-cell>
          <table:table-cell table:style-name="ce6" office:value-type="string">
            <text:p>Sigma (per “A”)</text:p>
          </table:table-cell>
          <table:table-cell table:number-columns-repeated="6"/>
        </table:table-row>
        <table:table-row table:style-name="ro3">
          <table:table-cell table:style-name="ce7" table:formula="of:=[.B24]*[.B15]" office:value-type="float" office:value="0.0014148">
            <text:p>0,0014148</text:p>
          </table:table-cell>
          <table:table-cell table:formula="of:=[.C15]*[.C24]" office:value-type="float" office:value="0.00108582499999998">
            <text:p>0,001085825</text:p>
          </table:table-cell>
          <table:table-cell table:formula="of:=[.D15]*[.D24]" office:value-type="float" office:value="0.00203739375000002">
            <text:p>0,0020373938</text:p>
          </table:table-cell>
          <table:table-cell table:style-name="ce2" table:formula="of:=AVERAGE([.A18:.C18])" office:value-type="float" office:value="0.00151267291666667">
            <text:p>0,0015126729</text:p>
          </table:table-cell>
          <table:table-cell table:style-name="ce2" table:formula="of:=STDEV([.A18:.C18])" office:value-type="float" office:value="0.000483275389769425">
            <text:p>0,0004832754</text:p>
          </table:table-cell>
          <table:table-cell table:number-columns-repeated="6"/>
        </table:table-row>
        <table:table-row table:style-name="ro3">
          <table:table-cell/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8" office:value-type="string">
            <text:p>N<text:span text:style-name="T1">0</text:span></text:p>
          </table:table-cell>
          <table:table-cell table:style-name="ce8" office:value-type="string">
            <text:p>N<text:span text:style-name="T1">1</text:span></text:p>
          </table:table-cell>
          <table:table-cell table:style-name="ce8" office:value-type="string">
            <text:p>N<text:span text:style-name="T1">2</text:span></text:p>
          </table:table-cell>
          <table:table-cell table:style-name="ce8" office:value-type="string">
            <text:p>N<text:span text:style-name="T1">3</text:span></text:p>
          </table:table-cell>
          <table:table-cell table:number-columns-repeated="7"/>
        </table:table-row>
        <table:table-row table:style-name="ro3">
          <table:table-cell table:style-name="ce9" office:value-type="float" office:value="1.33">
            <text:p>1,33</text:p>
          </table:table-cell>
          <table:table-cell table:style-name="ce15" office:value-type="float" office:value="1.33393">
            <text:p>1,33393</text:p>
          </table:table-cell>
          <table:table-cell table:style-name="ce15" office:value-type="float" office:value="1.33257">
            <text:p>1,33257</text:p>
          </table:table-cell>
          <table:table-cell table:style-name="ce15" office:value-type="float" office:value="1.33903">
            <text:p>1,33903</text:p>
          </table:table-cell>
          <table:table-cell table:number-columns-repeated="7"/>
        </table:table-row>
        <table:table-row table:style-name="ro3">
          <table:table-cell/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8" office:value-type="string" table:number-columns-spanned="1" table:number-rows-spanned="2">
            <text:p>(A / <text:span text:style-name="T2">λ</text:span><text:span text:style-name="T3">2 </text:span><text:span text:style-name="T4">)</text:span></text:p>
          </table:table-cell>
          <table:table-cell table:style-name="ce8" office:value-type="string">
            <text:p>N<text:span text:style-name="T1">1 </text:span><text:span text:style-name="T5">-</text:span><text:span text:style-name="T5"> N</text:span><text:span text:style-name="T1">0</text:span></text:p>
          </table:table-cell>
          <table:table-cell table:style-name="ce8" office:value-type="string">
            <text:p>N<text:span text:style-name="T1">2</text:span><text:span text:style-name="T1"> </text:span><text:span text:style-name="T5">-</text:span><text:span text:style-name="T5"> N</text:span><text:span text:style-name="T1">0</text:span></text:p>
          </table:table-cell>
          <table:table-cell table:style-name="ce8" office:value-type="string">
            <text:p>N<text:span text:style-name="T1">3</text:span><text:span text:style-name="T1"> </text:span><text:span text:style-name="T5">-</text:span><text:span text:style-name="T5"> N</text:span><text:span text:style-name="T1">0</text:span></text:p>
          </table:table-cell>
          <table:table-cell table:number-columns-repeated="7"/>
        </table:table-row>
        <table:table-row table:style-name="ro3">
          <table:covered-table-cell/>
          <table:table-cell table:style-name="ce2" table:formula="of:=[.B21]-[.A21]" office:value-type="float" office:value="0.00392999999999999">
            <text:p>0,00393</text:p>
          </table:table-cell>
          <table:table-cell table:style-name="ce2" table:formula="of:=[.C21]-[.A21]" office:value-type="float" office:value="0.00256999999999996">
            <text:p>0,00257</text:p>
          </table:table-cell>
          <table:table-cell table:style-name="ce2" table:formula="of:=[.D21]-[.A21]" office:value-type="float" office:value="0.00903000000000009">
            <text:p>0,00903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1" svg:font-family="'Segoe UI'" style:font-adornments="Norma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4/07/2019</text:date>, <text:time>13.30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05:40.455000000</meta:creation-date>
    <dc:date>2019-07-04T13:30:23.09</dc:date>
    <meta:editing-duration>P1DT6H37M51S</meta:editing-duration>
    <meta:editing-cycles>19</meta:editing-cycles>
    <meta:generator>OpenOffice/4.1.5$Win32 OpenOffice.org_project/415m1$Build-9789</meta:generator>
    <dc:creator>Maurizio Luca Emanuele Camplese</dc:creator>
    <meta:document-statistic meta:table-count="7" meta:cell-count="630" meta:object-count="0"/>
  </office:meta>
</office:document-meta>
</file>